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Histórico">
        <table:table-row>
          <table:table-cell>
            <text:p>data</text:p>
          </table:table-cell>
          <table:table-cell>
            <text:p>preco</text:p>
          </table:table-cell>
          <table:table-cell>
            <text:p>manutencao</text:p>
          </table:table-cell>
          <table:table-cell>
            <text:p>portas</text:p>
          </table:table-cell>
          <table:table-cell>
            <text:p>assentos</text:p>
          </table:table-cell>
          <table:table-cell>
            <text:p>porta_malas</text:p>
          </table:table-cell>
          <table:table-cell>
            <text:p>seguranca</text:p>
          </table:table-cell>
          <table:table-cell>
            <text:p>combustivel</text:p>
          </table:table-cell>
          <table:table-cell>
            <text:p>cambio</text:p>
          </table:table-cell>
          <table:table-cell>
            <text:p>ano_modelo</text:p>
          </table:table-cell>
          <table:table-cell>
            <text:p>consumo_medio</text:p>
          </table:table-cell>
          <table:table-cell>
            <text:p>cor</text:p>
          </table:table-cell>
          <table:table-cell>
            <text:p>marca_preferida</text:p>
          </table:table-cell>
          <table:table-cell>
            <text:p>custo_anual</text:p>
          </table:table-cell>
          <table:table-cell>
            <text:p>qualidade</text:p>
          </table:table-cell>
          <table:table-cell>
            <text:p>custo_estimado</text:p>
          </table:table-cell>
          <table:table-cell>
            <text:p>Data</text:p>
          </table:table-cell>
          <table:table-cell>
            <text:p>Preço</text:p>
          </table:table-cell>
          <table:table-cell>
            <text:p>Manutenção</text:p>
          </table:table-cell>
          <table:table-cell>
            <text:p>Portas</text:p>
          </table:table-cell>
          <table:table-cell>
            <text:p>Assentos</text:p>
          </table:table-cell>
          <table:table-cell>
            <text:p>Porta-malas</text:p>
          </table:table-cell>
          <table:table-cell>
            <text:p>Segurança</text:p>
          </table:table-cell>
          <table:table-cell>
            <text:p>Combustível</text:p>
          </table:table-cell>
          <table:table-cell>
            <text:p>Câmbio</text:p>
          </table:table-cell>
          <table:table-cell>
            <text:p>Ano</text:p>
          </table:table-cell>
          <table:table-cell>
            <text:p>Consumo médio</text:p>
          </table:table-cell>
          <table:table-cell>
            <text:p>Cor</text:p>
          </table:table-cell>
          <table:table-cell>
            <text:p>Marca preferida</text:p>
          </table:table-cell>
          <table:table-cell>
            <text:p>Custo anual</text:p>
          </table:table-cell>
          <table:table-cell>
            <text:p>Qualidade</text:p>
          </table:table-cell>
          <table:table-cell>
            <text:p>Custo estimado</text:p>
          </table:table-cell>
        </table:table-row>
        <table:table-row>
          <table:table-cell>
            <text:p>2025-10-08 19:08:34</text:p>
          </table:table-cell>
          <table:table-cell>
            <text:p>high</text:p>
          </table:table-cell>
          <table:table-cell>
            <text:p>vhigh</text:p>
          </table:table-cell>
          <table:table-cell>
            <text:p>5more</text:p>
          </table:table-cell>
          <table:table-cell>
            <text:p>more</text:p>
          </table:table-cell>
          <table:table-cell>
            <text:p>big</text:p>
          </table:table-cell>
          <table:table-cell>
            <text:p>low</text:p>
          </table:table-cell>
          <table:table-cell>
            <text:p>gasolina</text:p>
          </table:table-cell>
          <table:table-cell>
            <text:p>manual</text:p>
          </table:table-cell>
          <table:table-cell>
            <text:p>2019.0</text:p>
          </table:table-cell>
          <table:table-cell>
            <text:p>15.0</text:p>
          </table:table-cell>
          <table:table-cell>
            <text:p>preto</text:p>
          </table:table-cell>
          <table:table-cell>
            <text:p>Fiat</text:p>
          </table:table-cell>
          <table:table-cell>
            <text:p>3000.0</text:p>
          </table:table-cell>
          <table:table-cell>
            <text:p>unacc</text:p>
          </table:table-cell>
          <table:table-cell>
            <text:p>1987.08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</table:table-row>
        <table:table-row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nan</text:p>
          </table:table-cell>
          <table:table-cell>
            <text:p>2025-10-08 19:08:34</text:p>
          </table:table-cell>
          <table:table-cell>
            <text:p>high</text:p>
          </table:table-cell>
          <table:table-cell>
            <text:p>vhigh</text:p>
          </table:table-cell>
          <table:table-cell>
            <text:p>5more</text:p>
          </table:table-cell>
          <table:table-cell>
            <text:p>more</text:p>
          </table:table-cell>
          <table:table-cell>
            <text:p>big</text:p>
          </table:table-cell>
          <table:table-cell>
            <text:p>low</text:p>
          </table:table-cell>
          <table:table-cell>
            <text:p>gasolina</text:p>
          </table:table-cell>
          <table:table-cell>
            <text:p>manual</text:p>
          </table:table-cell>
          <table:table-cell>
            <text:p>2019.0</text:p>
          </table:table-cell>
          <table:table-cell>
            <text:p>15.0</text:p>
          </table:table-cell>
          <table:table-cell>
            <text:p>preto</text:p>
          </table:table-cell>
          <table:table-cell>
            <text:p>Fiat</text:p>
          </table:table-cell>
          <table:table-cell>
            <text:p>3000.0</text:p>
          </table:table-cell>
          <table:table-cell>
            <text:p>unacc</text:p>
          </table:table-cell>
          <table:table-cell>
            <text:p>1987.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